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Header">
      <style:text-properties officeooo:rsid="000b1e61" officeooo:paragraph-rsid="000b1e61"/>
    </style:style>
    <style:style style:name="P3" style:family="paragraph" style:parent-style-name="Text_20_body">
      <style:text-properties officeooo:rsid="000b1e61" officeooo:paragraph-rsid="000b1e61"/>
    </style:style>
    <style:style style:name="T1" style:family="text">
      <style:text-properties officeooo:rsid="000bc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ndu : [RES] Laboratoire n°1</text:h>
      <text:p text:style-name="P3">Ce laboratoire consiste à adapter le projet BufferedIOBenchmark, afin de lui permettre d'exporter ses mesures dans un fichier CSV. <text:span text:style-name="T1">Précédement affichés, dans la cons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1e61" officeooo:paragraph-rsid="000b1e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ttps://github.com/crabone/Teaching-HEIGVD-RES-2016-Labo-0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9:26:34.036496627</meta:creation-date>
    <dc:date>2016-03-08T19:30:52.572962571</dc:date>
    <meta:editing-duration>PT4M18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3" meta:word-count="30" meta:character-count="257" meta:non-whitespace-character-count="230"/>
  </office:meta>
</office:document-meta>
</file>